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9" style:family="graphic" style:parent-style-name="standard">
      <style:graphic-properties svg:stroke-opacity="100%" draw:opacity="50%" draw:textarea-horizontal-align="justify" draw:textarea-vertical-align="middle" draw:auto-grow-height="false" fo:min-height="0.512cm" fo:min-width="0.77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ce181e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203cm" fo:margin-bottom="0cm"/>
    </style:style>
    <style:style style:name="P7" style:family="paragraph">
      <loext:graphic-properties draw:opacity="50%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22pt"/>
    </style:style>
    <style:style style:name="T2" style:family="text">
      <style:text-properties fo:color="#ce181e" fo:font-size="22pt"/>
    </style:style>
    <style:style style:name="T3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’amour entre vous</text:p>
          </draw:text-box>
        </draw:frame>
        <draw:frame draw:style-name="gr1" draw:text-style-name="P2" draw:layer="layout" svg:width="3.106cm" svg:height="3.723cm" svg:x="12.388cm" svg:y="3.643cm">
          <draw:text-box>
            <text:p text:style-name="P1"><text:span text:style-name="T1">Je</text:span><text:span text:style-name="T2">r</text:span><text:span text:style-name="T1">e</text:span><text:span text:style-name="T2">m</text:span><text:span text:style-name="T1">y</text:span></text:p>
            <text:p text:style-name="P1"><text:span text:style-name="T1">L</text:span><text:span text:style-name="T2">o</text:span><text:span text:style-name="T1">b</text:span><text:span text:style-name="T2">r</text:span><text:span text:style-name="T1">y</text:span></text:p>
            <text:p text:style-name="P1"><text:span text:style-name="T1">Vi</text:span><text:span text:style-name="T2">r</text:span><text:span text:style-name="T1">ginie</text:span></text:p>
            <text:p text:style-name="P1"><text:span text:style-name="T1">l</text:span><text:span text:style-name="T2">aur</text:span><text:span text:style-name="T1">ent</text:span></text:p>
          </draw:text-box>
        </draw:frame>
        <draw:line draw:style-name="gr2" draw:text-style-name="P3" draw:layer="layout" svg:x1="11.43cm" svg:y1="7.366cm" svg:x2="16.256cm" svg:y2="7.366cm">
          <text:p/>
        </draw:line>
        <draw:frame draw:style-name="gr3" draw:text-style-name="P4" draw:layer="layout" svg:width="2.864cm" svg:height="0.962cm" svg:x="12.446cm" svg:y="7.366cm">
          <draw:text-box>
            <text:p><text:span text:style-name="T3">AMOUR</text:span></text:p>
          </draw:text-box>
        </draw:frame>
        <draw:line draw:style-name="gr2" draw:text-style-name="P3" draw:layer="layout" svg:x1="11.43cm" svg:y1="8.382cm" svg:x2="16.256cm" svg:y2="8.382cm">
          <text:p/>
        </draw:line>
        <draw:frame draw:style-name="gr4" draw:text-style-name="P5" draw:layer="layout" svg:width="2.97cm" svg:height="0.962cm" svg:x="12.446cm" svg:y="8.382cm">
          <draw:text-box>
            <text:p>1 1 1 1 4</text:p>
          </draw:text-box>
        </draw:frame>
        <draw:line draw:style-name="gr2" draw:text-style-name="P3" draw:layer="layout" svg:x1="12.954cm" svg:y1="8.128cm" svg:x2="12.954cm" svg:y2="8.636cm">
          <text:p/>
        </draw:line>
        <draw:line draw:style-name="gr2" draw:text-style-name="P3" draw:layer="layout" svg:x1="13.462cm" svg:y1="8.128cm" svg:x2="13.462cm" svg:y2="8.636cm">
          <text:p/>
        </draw:line>
        <draw:line draw:style-name="gr2" draw:text-style-name="P3" draw:layer="layout" svg:x1="13.97cm" svg:y1="8.128cm" svg:x2="13.97cm" svg:y2="8.636cm">
          <text:p/>
        </draw:line>
        <draw:line draw:style-name="gr2" draw:text-style-name="P3" draw:layer="layout" svg:x1="14.478cm" svg:y1="8.128cm" svg:x2="14.478cm" svg:y2="8.636cm">
          <text:p/>
        </draw:line>
        <draw:line draw:style-name="gr2" draw:text-style-name="P3" draw:layer="layout" svg:x1="14.986cm" svg:y1="8.128cm" svg:x2="14.986cm" svg:y2="8.636cm">
          <text:p/>
        </draw:line>
        <draw:frame draw:style-name="gr5" draw:text-style-name="P5" draw:layer="layout" svg:width="2.441cm" svg:height="0.962cm" svg:x="12.799cm" svg:y="9.452cm">
          <draw:text-box>
            <text:p>2 2 2 5</text:p>
          </draw:text-box>
        </draw:frame>
        <draw:line draw:style-name="gr2" draw:text-style-name="P3" draw:layer="layout" svg:x1="12.954cm" svg:y1="9.144cm" svg:x2="13.208cm" svg:y2="9.652cm">
          <text:p/>
        </draw:line>
        <draw:line draw:style-name="gr2" draw:text-style-name="P3" draw:layer="layout" svg:x1="13.462cm" svg:y1="9.144cm" svg:x2="13.208cm" svg:y2="9.652cm">
          <text:p/>
        </draw:line>
        <draw:line draw:style-name="gr2" draw:text-style-name="P3" draw:layer="layout" svg:x1="13.462cm" svg:y1="9.144cm" svg:x2="13.716cm" svg:y2="9.652cm">
          <text:p/>
        </draw:line>
        <draw:line draw:style-name="gr2" draw:text-style-name="P3" draw:layer="layout" svg:x1="13.97cm" svg:y1="9.144cm" svg:x2="13.716cm" svg:y2="9.652cm">
          <text:p/>
        </draw:line>
        <draw:line draw:style-name="gr2" draw:text-style-name="P3" draw:layer="layout" svg:x1="13.97cm" svg:y1="9.144cm" svg:x2="14.224cm" svg:y2="9.652cm">
          <text:p/>
        </draw:line>
        <draw:line draw:style-name="gr2" draw:text-style-name="P3" draw:layer="layout" svg:x1="14.478cm" svg:y1="9.144cm" svg:x2="14.224cm" svg:y2="9.652cm">
          <text:p/>
        </draw:line>
        <draw:line draw:style-name="gr2" draw:text-style-name="P3" draw:layer="layout" svg:x1="14.986cm" svg:y1="9.144cm" svg:x2="14.732cm" svg:y2="9.652cm">
          <text:p/>
        </draw:line>
        <draw:line draw:style-name="gr2" draw:text-style-name="P3" draw:layer="layout" svg:x1="14.478cm" svg:y1="9.144cm" svg:x2="14.732cm" svg:y2="9.652cm">
          <text:p/>
        </draw:line>
        <draw:frame draw:style-name="gr6" draw:text-style-name="P5" draw:layer="layout" svg:width="1.912cm" svg:height="0.962cm" svg:x="12.954cm" svg:y="10.468cm">
          <draw:text-box>
            <text:p>4 4 7</text:p>
          </draw:text-box>
        </draw:frame>
        <draw:line draw:style-name="gr2" draw:text-style-name="P3" draw:layer="layout" svg:x1="13.208cm" svg:y1="10.16cm" svg:x2="13.462cm" svg:y2="10.668cm">
          <text:p/>
        </draw:line>
        <draw:line draw:style-name="gr2" draw:text-style-name="P3" draw:layer="layout" svg:x1="13.716cm" svg:y1="10.16cm" svg:x2="13.462cm" svg:y2="10.668cm">
          <text:p/>
        </draw:line>
        <draw:line draw:style-name="gr2" draw:text-style-name="P3" draw:layer="layout" svg:x1="14.224cm" svg:y1="10.16cm" svg:x2="13.97cm" svg:y2="10.668cm">
          <text:p/>
        </draw:line>
        <draw:line draw:style-name="gr2" draw:text-style-name="P3" draw:layer="layout" svg:x1="13.716cm" svg:y1="10.16cm" svg:x2="13.97cm" svg:y2="10.668cm">
          <text:p/>
        </draw:line>
        <draw:line draw:style-name="gr2" draw:text-style-name="P3" draw:layer="layout" svg:x1="14.224cm" svg:y1="10.16cm" svg:x2="14.478cm" svg:y2="10.668cm">
          <text:p/>
        </draw:line>
        <draw:line draw:style-name="gr2" draw:text-style-name="P3" draw:layer="layout" svg:x1="14.732cm" svg:y1="10.16cm" svg:x2="14.478cm" svg:y2="10.668cm">
          <text:p/>
        </draw:line>
        <draw:frame draw:style-name="gr7" draw:text-style-name="P5" draw:layer="layout" svg:width="2.315cm" svg:height="1.673cm" svg:x="13.208cm" svg:y="11.43cm">
          <draw:text-box>
            <text:p text:style-name="P6">8 11</text:p>
          </draw:text-box>
        </draw:frame>
        <draw:line draw:style-name="gr2" draw:text-style-name="P3" draw:layer="layout" svg:x1="13.462cm" svg:y1="11.176cm" svg:x2="13.716cm" svg:y2="11.684cm">
          <text:p/>
        </draw:line>
        <draw:line draw:style-name="gr2" draw:text-style-name="P3" draw:layer="layout" svg:x1="13.97cm" svg:y1="11.176cm" svg:x2="13.716cm" svg:y2="11.684cm">
          <text:p/>
        </draw:line>
        <draw:line draw:style-name="gr2" draw:text-style-name="P3" draw:layer="layout" svg:x1="13.97cm" svg:y1="11.176cm" svg:x2="14.224cm" svg:y2="11.684cm">
          <text:p/>
        </draw:line>
        <draw:line draw:style-name="gr2" draw:text-style-name="P3" draw:layer="layout" svg:x1="14.478cm" svg:y1="11.176cm" svg:x2="14.224cm" svg:y2="11.684cm">
          <text:p/>
        </draw:line>
        <draw:frame draw:style-name="gr8" draw:text-style-name="P5" draw:layer="layout" svg:width="1.383cm" svg:height="0.962cm" svg:x="13.349cm" svg:y="12.5cm">
          <draw:text-box>
            <text:p>9 2</text:p>
          </draw:text-box>
        </draw:frame>
        <draw:line draw:style-name="gr2" draw:text-style-name="P3" draw:layer="layout" svg:x1="13.716cm" svg:y1="12.192cm" svg:x2="13.74cm" svg:y2="12.7cm">
          <text:p/>
        </draw:line>
        <draw:line draw:style-name="gr2" draw:text-style-name="P3" draw:layer="layout" svg:x1="13.97cm" svg:y1="12.192cm" svg:x2="13.716cm" svg:y2="12.7cm">
          <text:p/>
        </draw:line>
        <draw:line draw:style-name="gr2" draw:text-style-name="P3" draw:layer="layout" svg:x1="14.224cm" svg:y1="12.192cm" svg:x2="14.34cm" svg:y2="12.653cm">
          <text:p/>
        </draw:line>
        <draw:line draw:style-name="gr2" draw:text-style-name="P3" draw:layer="layout" svg:x1="14.478cm" svg:y1="12.192cm" svg:x2="14.34cm" svg:y2="12.7cm">
          <text:p/>
        </draw:line>
        <draw:custom-shape draw:style-name="gr9" draw:text-style-name="P7" draw:layer="layout" svg:width="1.27cm" svg:height="0.762cm" svg:x="13.349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2T15:11:47.971847292</meta:creation-date>
    <dc:date>2019-10-12T18:15:39.920875553</dc:date>
    <meta:editing-duration>PT2H15M54S</meta:editing-duration>
    <meta:editing-cycles>2</meta:editing-cycles>
    <meta:generator>LibreOffice/6.0.7.3$Linux_X86_64 LibreOffice_project/00m0$Build-3</meta:generator>
    <meta:document-statistic meta:object-count="61"/>
  </office:meta>
</office:document-meta>
</file>